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IO_MONTEIRO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20 CS MARIO MONTEIRO MEL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MARIO MONTEIRO III, 0000153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4H54M0S" table:style-name="ce3">
            <text:p>14:54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E OLIVEIRA DA CUNHA</text:p>
          </table:table-cell>
          <table:table-cell office:value-type="date" office:date-value="1984-07-12T00:00:00" table:style-name="ce2">
            <text:p>12/07/1984</text:p>
          </table:table-cell>
          <table:table-cell office:value-type="string" table:style-name="ce1">
            <text:p>41 anos e 1 mê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5000690852857" table:style-name="ce1">
            <text:p>7,05001E+14</text:p>
          </table:table-cell>
          <table:table-cell office:value-type="string" table:style-name="ce1">
            <text:p>(81) 98488-89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7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2" table:style-name="ce1">
            <text:p>83,2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10/8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STHER GABRIELA ALBINO FERREIRA</text:p>
          </table:table-cell>
          <table:table-cell office:value-type="date" office:date-value="2005-08-16T00:00:00" table:style-name="ce2">
            <text:p>16/08/2005</text:p>
          </table:table-cell>
          <table:table-cell office:value-type="string" table:style-name="ce1">
            <text:p>20 ano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6.294.384-93</text:p>
          </table:table-cell>
          <table:table-cell office:value-type="float" office:value="898004630233468" table:style-name="ce1">
            <text:p>8,98005E+14</text:p>
          </table:table-cell>
          <table:table-cell office:value-type="string" table:style-name="ce1">
            <text:p>(81) 3355-43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bida dos três postes</text:p>
          </table:table-cell>
          <table:table-cell office:value-type="string" table:style-name="ce1">
            <text:p>127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8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5" table:style-name="ce1">
            <text:p>70,5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8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IA SILVA DE OLIVEIRA</text:p>
          </table:table-cell>
          <table:table-cell office:value-type="date" office:date-value="1997-11-14T00:00:00" table:style-name="ce2">
            <text:p>14/11/1997</text:p>
          </table:table-cell>
          <table:table-cell office:value-type="string" table:style-name="ce1">
            <text:p>27 anos e 9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3.789.984-40</text:p>
          </table:table-cell>
          <table:table-cell office:value-type="float" office:value="706903132815131" table:style-name="ce1">
            <text:p>7,06903E+14</text:p>
          </table:table-cell>
          <table:table-cell office:value-type="string" table:style-name="ce1">
            <text:p>(81) 99702-35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ísio cabral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" table:style-name="ce1">
            <text:p>89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10/7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SSA GUILHERME MARINHO DOS SANTOS</text:p>
          </table:table-cell>
          <table:table-cell office:value-type="date" office:date-value="2006-02-18T00:00:00" table:style-name="ce2">
            <text:p>18/02/2006</text:p>
          </table:table-cell>
          <table:table-cell office:value-type="string" table:style-name="ce1">
            <text:p>19 anos e 6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0.671.704-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760-84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gina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UENIA DE LUCENA</text:p>
          </table:table-cell>
          <table:table-cell office:value-type="date" office:date-value="2002-08-28T00:00:00" table:style-name="ce2">
            <text:p>28/08/2002</text:p>
          </table:table-cell>
          <table:table-cell office:value-type="string" table:style-name="ce1">
            <text:p>23 ano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384.584-46</text:p>
          </table:table-cell>
          <table:table-cell office:value-type="float" office:value="898005184173171" table:style-name="ce1">
            <text:p>8,98005E+14</text:p>
          </table:table-cell>
          <table:table-cell office:value-type="string" table:style-name="ce1">
            <text:p>(81) 99746-44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89-56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rassol</text:p>
          </table:table-cell>
          <table:table-cell office:value-type="string" table:style-name="ce1">
            <text:p>82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40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7" table:style-name="ce1">
            <text:p>72,7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121/61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E PATRICIA DA SILVA</text:p>
          </table:table-cell>
          <table:table-cell office:value-type="date" office:date-value="1999-10-17T00:00:00" table:style-name="ce2">
            <text:p>17/10/1999</text:p>
          </table:table-cell>
          <table:table-cell office:value-type="string" table:style-name="ce1">
            <text:p>25 anos e 10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916.474-88</text:p>
          </table:table-cell>
          <table:table-cell office:value-type="float" office:value="704107118782870" table:style-name="ce1">
            <text:p>7,04107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antônio felix</text:p>
          </table:table-cell>
          <table:table-cell office:value-type="float" office:value="5098" table:style-name="ce1">
            <text:p>509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5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" table:style-name="ce1">
            <text:p>92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0/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QUELINE ARLETE CARNEIRO DA SILVA</text:p>
          </table:table-cell>
          <table:table-cell office:value-type="date" office:date-value="1999-04-19T00:00:00" table:style-name="ce2">
            <text:p>19/04/1999</text:p>
          </table:table-cell>
          <table:table-cell office:value-type="string" table:style-name="ce1">
            <text:p>26 anos e 4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2.248.734-00</text:p>
          </table:table-cell>
          <table:table-cell office:value-type="float" office:value="898005927719599" table:style-name="ce1">
            <text:p>8,98006E+14</text:p>
          </table:table-cell>
          <table:table-cell office:value-type="string" table:style-name="ce1">
            <text:p>(81) 98762-1013</text:p>
          </table:table-cell>
          <table:table-cell office:value-type="string" table:style-name="ce1">
            <text:p>(81) 98762-1013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antônio felix</text:p>
          </table:table-cell>
          <table:table-cell office:value-type="float" office:value="5128" table:style-name="ce1">
            <text:p>512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40/9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IANE LEMOS DANTAS</text:p>
          </table:table-cell>
          <table:table-cell office:value-type="date" office:date-value="2000-02-17T00:00:00" table:style-name="ce2">
            <text:p>17/02/2000</text:p>
          </table:table-cell>
          <table:table-cell office:value-type="string" table:style-name="ce1">
            <text:p>25 anos e 6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2.455.974-02</text:p>
          </table:table-cell>
          <table:table-cell office:value-type="float" office:value="707808634760116" table:style-name="ce1">
            <text:p>7,07809E+14</text:p>
          </table:table-cell>
          <table:table-cell office:value-type="string" table:style-name="ce1">
            <text:p>(81) 98474-25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.3" table:style-name="ce1">
            <text:p>51,3</text:p>
          </table:table-cell>
          <table:table-cell office:value-type="float" office:value="149" table:style-name="ce1">
            <text:p>149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00/7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ESYLLA HELEM DA SILVA ARAUJO</text:p>
          </table:table-cell>
          <table:table-cell office:value-type="date" office:date-value="2002-11-08T00:00:00" table:style-name="ce2">
            <text:p>08/11/2002</text:p>
          </table:table-cell>
          <table:table-cell office:value-type="string" table:style-name="ce1">
            <text:p>22 anos e 9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45.532.824-37</text:p>
          </table:table-cell>
          <table:table-cell office:value-type="float" office:value="898002392595242" table:style-name="ce1">
            <text:p>8,98002E+14</text:p>
          </table:table-cell>
          <table:table-cell office:value-type="string" table:style-name="ce1">
            <text:p>(81) 99481-34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antônio felix</text:p>
          </table:table-cell>
          <table:table-cell office:value-type="float" office:value="2307" table:style-name="ce1">
            <text:p>23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" table:style-name="ce1">
            <text:p>108</text:p>
          </table:table-cell>
          <table:table-cell office:value-type="float" office:value="176" table:style-name="ce1">
            <text:p>176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30/6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Habitual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ILMA DO NASCIMENTO SILVA</text:p>
          </table:table-cell>
          <table:table-cell office:value-type="date" office:date-value="1990-02-27T00:00:00" table:style-name="ce2">
            <text:p>27/02/1990</text:p>
          </table:table-cell>
          <table:table-cell office:value-type="string" table:style-name="ce1">
            <text:p>35 anos e 6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0.261.824-08</text:p>
          </table:table-cell>
          <table:table-cell office:value-type="float" office:value="704604107386025" table:style-name="ce1">
            <text:p>7,04604E+14</text:p>
          </table:table-cell>
          <table:table-cell office:value-type="string" table:style-name="ce1">
            <text:p>(81) 99101-53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95-294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rizal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40/80</text:p>
          </table:table-cell>
          <table:table-cell office:value-type="date" office:date-value="2024-03-05T00:00:00" table:style-name="ce2">
            <text:p>05/03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ZA CASTILHO DA SILVA</text:p>
          </table:table-cell>
          <table:table-cell office:value-type="date" office:date-value="1992-09-02T00:00:00" table:style-name="ce2">
            <text:p>02/09/1992</text:p>
          </table:table-cell>
          <table:table-cell office:value-type="string" table:style-name="ce1">
            <text:p>32 anos e 11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3.809.604-94</text:p>
          </table:table-cell>
          <table:table-cell office:value-type="float" office:value="707802677011616" table:style-name="ce1">
            <text:p>7,07803E+14</text:p>
          </table:table-cell>
          <table:table-cell office:value-type="string" table:style-name="ce1">
            <text:p>(81) 98680-48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edina</text:p>
          </table:table-cell>
          <table:table-cell office:value-type="float" office:value="5062" table:style-name="ce1">
            <text:p>506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.2" table:style-name="ce1">
            <text:p>100,2</text:p>
          </table:table-cell>
          <table:table-cell office:value-type="float" office:value="161" table:style-name="ce1">
            <text:p>161</text:p>
          </table:table-cell>
          <table:table-cell office:value-type="date" office:date-value="2024-03-05T00:00:00" table:style-name="ce2">
            <text:p>05/03/2024</text:p>
          </table:table-cell>
          <table:table-cell office:value-type="string" table:style-name="ce1">
            <text:p>180/100</text:p>
          </table:table-cell>
          <table:table-cell office:value-type="date" office:date-value="2024-03-12T00:00:00" table:style-name="ce2">
            <text:p>12/03/2024</text:p>
          </table:table-cell>
          <table:table-cell office:value-type="string" table:style-name="ce1">
            <text:p>Alto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OVANNA VITORIA LOPES DE SOUZA</text:p>
          </table:table-cell>
          <table:table-cell office:value-type="date" office:date-value="2005-01-08T00:00:00" table:style-name="ce2">
            <text:p>08/01/2005</text:p>
          </table:table-cell>
          <table:table-cell office:value-type="string" table:style-name="ce1">
            <text:p>20 anos e 7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4.505.894-85</text:p>
          </table:table-cell>
          <table:table-cell office:value-type="float" office:value="898004630613279" table:style-name="ce1">
            <text:p>8,98005E+14</text:p>
          </table:table-cell>
          <table:table-cell office:value-type="string" table:style-name="ce1">
            <text:p>(81) 99402-60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caúbal</text:p>
          </table:table-cell>
          <table:table-cell office:value-type="float" office:value="5124" table:style-name="ce1">
            <text:p>51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5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3.3" table:style-name="ce1">
            <text:p>103,3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0/7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VITORIA DE SOUZA COELHO</text:p>
          </table:table-cell>
          <table:table-cell office:value-type="date" office:date-value="2002-06-25T00:00:00" table:style-name="ce2">
            <text:p>25/06/2002</text:p>
          </table:table-cell>
          <table:table-cell office:value-type="string" table:style-name="ce1">
            <text:p>23 anos e 2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8.228.573-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710-45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ova descoberta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8" table:style-name="ce1">
            <text:p>64,8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0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IZIDORO DA SILVA</text:p>
          </table:table-cell>
          <table:table-cell office:value-type="date" office:date-value="1996-09-02T00:00:00" table:style-name="ce2">
            <text:p>02/09/1996</text:p>
          </table:table-cell>
          <table:table-cell office:value-type="string" table:style-name="ce1">
            <text:p>28 anos e 11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5.004.694-08</text:p>
          </table:table-cell>
          <table:table-cell office:value-type="float" office:value="898004513999855" table:style-name="ce1">
            <text:p>8,98005E+14</text:p>
          </table:table-cell>
          <table:table-cell office:value-type="string" table:style-name="ce1">
            <text:p>(81) 98139-4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caúbal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5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167" table:style-name="ce1">
            <text:p>167</text:p>
          </table:table-cell>
          <table:table-cell office:value-type="date" office:date-value="2021-01-14T00:00:00" table:style-name="ce2">
            <text:p>14/01/2021</text:p>
          </table:table-cell>
          <table:table-cell office:value-type="string" table:style-name="ce1">
            <text:p>110/60</text:p>
          </table:table-cell>
          <table:table-cell office:value-type="date" office:date-value="2021-01-14T00:00:00" table:style-name="ce2">
            <text:p>14/01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7" table:style-name="ce1">
            <text:p>25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ZA ESMERALDA CAVALCANTE</text:p>
          </table:table-cell>
          <table:table-cell office:value-type="date" office:date-value="2003-04-10T00:00:00" table:style-name="ce2">
            <text:p>10/04/2003</text:p>
          </table:table-cell>
          <table:table-cell office:value-type="string" table:style-name="ce1">
            <text:p>22 anos e 4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653.414-58</text:p>
          </table:table-cell>
          <table:table-cell office:value-type="float" office:value="898004094509269" table:style-name="ce1">
            <text:p>8,98004E+14</text:p>
          </table:table-cell>
          <table:table-cell office:value-type="string" table:style-name="ce1">
            <text:p>(81) 98346-22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ho d'agua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6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2" table:style-name="ce1">
            <text:p>52,2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80/5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DA SILVA PEREIRA</text:p>
          </table:table-cell>
          <table:table-cell office:value-type="date" office:date-value="1994-03-05T00:00:00" table:style-name="ce2">
            <text:p>05/03/1994</text:p>
          </table:table-cell>
          <table:table-cell office:value-type="string" table:style-name="ce1">
            <text:p>31 anos e 5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5.907.564-60</text:p>
          </table:table-cell>
          <table:table-cell office:value-type="float" office:value="703406202691315" table:style-name="ce1">
            <text:p>7,03406E+14</text:p>
          </table:table-cell>
          <table:table-cell office:value-type="string" table:style-name="ce1">
            <text:p>(81) 98967-50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5" table:style-name="ce1">
            <text:p>59,5</text:p>
          </table:table-cell>
          <table:table-cell office:value-type="float" office:value="154" table:style-name="ce1">
            <text:p>154</text:p>
          </table:table-cell>
          <table:table-cell office:value-type="date" office:date-value="2022-09-29T00:00:00" table:style-name="ce2">
            <text:p>29/09/2022</text:p>
          </table:table-cell>
          <table:table-cell office:value-type="string" table:style-name="ce1">
            <text:p>100/70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3" table:style-name="ce1">
            <text:p>18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AROLINA BEZERRA DA SILVA SOUZA</text:p>
          </table:table-cell>
          <table:table-cell office:value-type="date" office:date-value="1997-02-15T00:00:00" table:style-name="ce2">
            <text:p>15/02/1997</text:p>
          </table:table-cell>
          <table:table-cell office:value-type="string" table:style-name="ce1">
            <text:p>28 anos e 6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2.014.424-18</text:p>
          </table:table-cell>
          <table:table-cell office:value-type="float" office:value="707008899532038" table:style-name="ce1">
            <text:p>7,07009E+14</text:p>
          </table:table-cell>
          <table:table-cell office:value-type="string" table:style-name="ce1">
            <text:p>(81) 98399-20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157" table:style-name="ce1">
            <text:p>157</text:p>
          </table:table-cell>
          <table:table-cell office:value-type="date" office:date-value="2023-05-09T00:00:00" table:style-name="ce2">
            <text:p>09/05/2023</text:p>
          </table:table-cell>
          <table:table-cell office:value-type="string" table:style-name="ce1">
            <text:p>120/80</text:p>
          </table:table-cell>
          <table:table-cell office:value-type="date" office:date-value="2025-03-24T00:00:00" table:style-name="ce2">
            <text:p>24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7" table:style-name="ce1">
            <text:p>15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ASSIA SILVA DE SENA ALBUQUERQUE</text:p>
          </table:table-cell>
          <table:table-cell office:value-type="date" office:date-value="2001-07-16T00:00:00" table:style-name="ce2">
            <text:p>16/07/2001</text:p>
          </table:table-cell>
          <table:table-cell office:value-type="string" table:style-name="ce1">
            <text:p>24 anos e 1 mê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7.606.884-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338-72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36" table:style-name="ce1">
            <text:p>36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20/8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SANTOS DE ANDRADE</text:p>
          </table:table-cell>
          <table:table-cell office:value-type="date" office:date-value="1992-11-14T00:00:00" table:style-name="ce2">
            <text:p>14/11/1992</text:p>
          </table:table-cell>
          <table:table-cell office:value-type="string" table:style-name="ce1">
            <text:p>32 anos e 9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8.294.254-63</text:p>
          </table:table-cell>
          <table:table-cell office:value-type="float" office:value="705005070817553" table:style-name="ce1">
            <text:p>7,05005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165" table:style-name="ce1">
            <text:p>165</text:p>
          </table:table-cell>
          <table:table-cell office:value-type="date" office:date-value="2023-08-15T00:00:00" table:style-name="ce2">
            <text:p>15/08/2023</text:p>
          </table:table-cell>
          <table:table-cell office:value-type="string" table:style-name="ce1">
            <text:p>120/80</text:p>
          </table:table-cell>
          <table:table-cell office:value-type="date" office:date-value="2023-08-15T00:00:00" table:style-name="ce2">
            <text:p>15/08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YCE KAREN DA SILVA MELO</text:p>
          </table:table-cell>
          <table:table-cell office:value-type="date" office:date-value="2002-08-21T00:00:00" table:style-name="ce2">
            <text:p>21/08/2002</text:p>
          </table:table-cell>
          <table:table-cell office:value-type="string" table:style-name="ce1">
            <text:p>23 ano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219.079.037-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67-69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7" table:style-name="ce1">
            <text:p>69,7</text:p>
          </table:table-cell>
          <table:table-cell office:value-type="float" office:value="155" table:style-name="ce1">
            <text:p>155</text:p>
          </table:table-cell>
          <table:table-cell office:value-type="date" office:date-value="2025-02-11T00:00:00" table:style-name="ce2">
            <text:p>11/02/2025</text:p>
          </table:table-cell>
          <table:table-cell office:value-type="string" table:style-name="ce1">
            <text:p>90/70</text:p>
          </table:table-cell>
          <table:table-cell office:value-type="date" office:date-value="2025-02-11T00:00:00" table:style-name="ce2">
            <text:p>11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ILVANA GOMES MACIEL</text:p>
          </table:table-cell>
          <table:table-cell office:value-type="date" office:date-value="1992-07-26T00:00:00" table:style-name="ce2">
            <text:p>26/07/1992</text:p>
          </table:table-cell>
          <table:table-cell office:value-type="string" table:style-name="ce1">
            <text:p>33 anos e 1 mê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840.674-19</text:p>
          </table:table-cell>
          <table:table-cell office:value-type="float" office:value="700700912033175" table:style-name="ce1">
            <text:p>7,00701E+14</text:p>
          </table:table-cell>
          <table:table-cell office:value-type="string" table:style-name="ce1">
            <text:p>(81) 98739-53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.5" table:style-name="ce1">
            <text:p>99,5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20/8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FEITOSA DA SILVA</text:p>
          </table:table-cell>
          <table:table-cell office:value-type="date" office:date-value="1991-05-02T00:00:00" table:style-name="ce2">
            <text:p>02/05/1991</text:p>
          </table:table-cell>
          <table:table-cell office:value-type="string" table:style-name="ce1">
            <text:p>34 anos e 3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5.125.594-04</text:p>
          </table:table-cell>
          <table:table-cell office:value-type="float" office:value="709803087660990" table:style-name="ce1">
            <text:p>7,09803E+14</text:p>
          </table:table-cell>
          <table:table-cell office:value-type="string" table:style-name="ce1">
            <text:p>(81) 98731-20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anta maria goretti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2" table:style-name="ce1">
            <text:p>73,2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10/6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2:39Z</meta:creation-date>
    <dc:date>2025-09-16T19:52:39Z</dc:date>
  </office:meta>
</office:document-meta>
</file>